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paragraph-rsid="001c8998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f2e00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1dd67e" officeooo:paragraph-rsid="001dd67e" fo:background-color="transparent" style:font-name-asian="Helvetica" style:font-weight-asian="bold" style:font-name-complex="Helvetica" style:font-weight-complex="bold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paragraph-rsid="00626939" fo:background-color="transparent" style:font-name-asian="Helvetica" style:font-weight-asian="bold" style:font-name-complex="Helvetica" style:font-weight-complex="bold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paragraph-rsid="001c8998" fo:background-color="transparent" style:font-name-asian="Helvetica" style:font-name-complex="Helvetica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e4b89" fo:background-color="transparent" style:font-name-asian="Helvetica" style:font-name-complex="Helvetica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43c179" fo:background-color="transparent" style:font-name-asian="Helvetica" style:font-name-complex="Helvetica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605c59" fo:background-color="transparent" style:font-name-asian="Helvetica" style:font-name-complex="Helvetica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style:text-underline-style="solid" style:text-underline-width="auto" style:text-underline-color="font-color" fo:font-weight="bold" officeooo:rsid="005a78c5" officeooo:paragraph-rsid="005a78c5" fo:background-color="transparent" style:font-name-asian="Helvetica" style:font-weight-asian="bold" style:font-name-complex="Helvetica" style:font-weight-complex="bold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57a5da" officeooo:paragraph-rsid="0057a5da" fo:background-color="#ffffff" style:font-name-asian="Courier 10 Pitch1" style:font-name-complex="Courier 10 Pitch1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6659ae" officeooo:paragraph-rsid="006659ae" fo:background-color="#ffffff" style:font-name-asian="Courier 10 Pitch1" style:font-name-complex="Courier 10 Pitch1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689177" officeooo:paragraph-rsid="00689177" fo:background-color="#ffffff" style:font-name-asian="Courier 10 Pitch1" style:font-name-complex="Courier 10 Pitch1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6bd3d7" officeooo:paragraph-rsid="006bd3d7" fo:background-color="#ffffff" style:font-name-asian="Courier 10 Pitch1" style:font-name-complex="Courier 10 Pitch1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6bd3d7" officeooo:paragraph-rsid="006db54e" fo:background-color="#ffffff" style:font-name-asian="Courier 10 Pitch1" style:font-name-complex="Courier 10 Pitch1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6bd3d7" officeooo:paragraph-rsid="007017a1" fo:background-color="#ffffff" style:font-name-asian="Courier 10 Pitch1" style:font-name-complex="Courier 10 Pitch1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72265e" officeooo:paragraph-rsid="0072265e" fo:background-color="#ffffff" style:font-name-asian="Courier 10 Pitch1" style:font-weight-asian="normal" style:font-name-complex="Courier 10 Pitch1" style:font-weight-complex="normal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bold" officeooo:rsid="00689177" officeooo:paragraph-rsid="00689177" fo:background-color="#ffffff" style:font-name-asian="Courier 10 Pitch1" style:font-weight-asian="bold" style:font-name-complex="Courier 10 Pitch1" style:font-weight-complex="bold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bold" officeooo:rsid="0070b1b4" officeooo:paragraph-rsid="0070b1b4" fo:background-color="#ffffff" style:font-name-asian="Courier 10 Pitch1" style:font-weight-asian="bold" style:font-name-complex="Courier 10 Pitch1" style:font-weight-complex="bold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461a1e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2a48e" officeooo:paragraph-rsid="0062a48e" fo:background-color="transparent" style:font-name-asian="Calibri1" style:font-name-complex="Calibri1"/>
    </style:style>
    <style:style style:name="T1" style:family="text">
      <style:text-properties officeooo:rsid="001e4b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e00" style:font-weight-asian="bold" style:font-weight-complex="bold"/>
    </style:style>
    <style:style style:name="T4" style:family="text">
      <style:text-properties fo:font-weight="bold" officeooo:rsid="001f2f1b" style:font-weight-asian="bold" style:font-weight-complex="bold"/>
    </style:style>
    <style:style style:name="T5" style:family="text">
      <style:text-properties fo:font-weight="bold" officeooo:rsid="000c9e85" style:font-weight-asian="bold" style:font-weight-complex="bold"/>
    </style:style>
    <style:style style:name="T6" style:family="text">
      <style:text-properties officeooo:rsid="001f2e00"/>
    </style:style>
    <style:style style:name="T7" style:family="text">
      <style:text-properties officeooo:rsid="005c278d"/>
    </style:style>
    <style:style style:name="T8" style:family="text">
      <style:text-properties officeooo:rsid="00605c59"/>
    </style:style>
    <style:style style:name="T9" style:family="text">
      <style:text-properties officeooo:rsid="00626939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6db54e" style:font-weight-asian="normal" style:font-weight-complex="normal"/>
    </style:style>
    <style:style style:name="T12" style:family="text">
      <style:text-properties officeooo:rsid="006e7532" style:font-weight-asian="normal" style:font-weight-complex="normal"/>
    </style:style>
    <style:style style:name="T13" style:family="text">
      <style:text-properties officeooo:rsid="007017a1" style:font-weight-asian="normal" style:font-weight-complex="normal"/>
    </style:style>
    <style:style style:name="T14" style:family="text">
      <style:text-properties officeooo:rsid="006a6d9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Browser web <text:span text:style-name="T7">notification</text:span> demo</text:p>
      <text:p text:style-name="P3"/>
      <text:p text:style-name="P5">These functionality <text:span text:style-name="T1">divide</text:span> into four main part. I listed at below.</text:p>
      <text:p text:style-name="P3"/>
      <text:p text:style-name="P9"><text:span text:style-name="T2"/></text:p>
      <text:p text:style-name="P4">&gt;&gt;&gt; <text:span text:style-name="T2">let's start with the </text:span><text:span text:style-name="T3">Code </text:span><text:span text:style-name="T4">and define code structure</text:span><text:span text:style-name="T2">.</text:span></text:p>
      <text:p text:style-name="P11">1) <text:span text:style-name="T8">webnotification.html</text:span></text:p>
      <text:p text:style-name="P10"/>
      <text:p text:style-name="P22"><text:span text:style-name="T2"/></text:p>
      <text:p text:style-name="P7">Create a file with <text:span text:style-name="T9">webnotification.html</text:span> for <text:span text:style-name="T6">output view</text:span>.</text:p>
      <text:p text:style-name="P6"/>
      <text:p text:style-name="P2">Please may look code:</text:p>
      <text:p text:style-name="P6"/>
      <text:p text:style-name="P2">1. <text:span text:style-name="T5">Here below define html code with form.</text:span></text:p>
      <text:p text:style-name="P6"/>
      <text:p text:style-name="P23">&lt;div id="container"&gt;</text:p>
      <text:p text:style-name="P23">&lt;h1&gt;Space-O Browser notification demo&lt;/h1&gt; <text:s/></text:p>
      <text:p text:style-name="P23"></text:p>
      <text:p text:style-name="P23">&lt;h4&gt;Generate Notification with tap on Notification&lt;/h4&gt;</text:p>
      <text:p text:style-name="P23">&lt;a href="#" <text:s/>id="notificationlabel" class="button"&gt;Notification&lt;/a&gt;</text:p>
      <text:p text:style-name="P23">&lt;/div&gt;</text:p>
      <text:p text:style-name="P23"/>
      <text:p text:style-name="P13"/>
      <text:p text:style-name="P14"><text:span text:style-name="T2">Description</text:span> :- here see notification button through we generate notification popup.</text:p>
      <text:p text:style-name="P14"/>
      <text:p text:style-name="P14"/>
      <text:p text:style-name="P20">2. Here blow set CSS for <text:span text:style-name="T14">Notification window</text:span>.</text:p>
      <text:p text:style-name="P15"/>
      <text:p text:style-name="P15">&lt;style type="text/css"&gt;</text:p>
      <text:p text:style-name="P15">.hover{background-color: #cc0000}</text:p>
      <text:p text:style-name="P15"><text:s/>#container{ margin:0px auto; width: 800px} </text:p>
      <text:p text:style-name="P15">.button {</text:p>
      <text:p text:style-name="P15"><text:s/>font-weight: bold;</text:p>
      <text:p text:style-name="P15"><text:s text:c="4"/>padding: 7px 9px;</text:p>
      <text:p text:style-name="P15"><text:s text:c="4"/>background-color: #5fcf80;</text:p>
      <text:p text:style-name="P15"><text:s text:c="4"/>color: #fff !important;</text:p>
      <text:p text:style-name="P15"><text:s text:c="4"/>font-size: 12px;</text:p>
      <text:p text:style-name="P15"><text:s text:c="4"/>font-family: "Helvetica Neue",Helvetica,Arial,sans-serif;</text:p>
      <text:p text:style-name="P15"><text:s text:c="4"/>cursor: pointer;</text:p>
      <text:p text:style-name="P15"><text:s text:c="4"/>text-decoration: none;</text:p>
      <text:p text:style-name="P15"><text:s text:c="4"/>text-shadow: 0 1px 0px rgba(0,0,0,0.15);</text:p>
      <text:p text:style-name="P15"><text:s text:c="4"/>border-width: 1px 1px 3px !important;</text:p>
      <text:p text:style-name="P15"><text:s text:c="4"/>border-style: solid;</text:p>
      <text:p text:style-name="P15"><text:s text:c="4"/>border-color: #3ac162;</text:p>
      <text:p text:style-name="P15"><text:s text:c="4"/>white-space: nowrap;</text:p>
      <text:p text:style-name="P15"><text:s text:c="4"/>overflow: hidden;</text:p>
      <text:p text:style-name="P15"><text:s text:c="4"/>text-overflow: ellipsis;</text:p>
      <text:p text:style-name="P15"><text:s text:c="4"/>display: -moz-inline-stack;</text:p>
      <text:p text:style-name="P15"><text:s text:c="4"/>display: inline-block;</text:p>
      <text:p text:style-name="P15"><text:soft-page-break/><text:s text:c="4"/>vertical-align: middle;</text:p>
      <text:p text:style-name="P15"><text:s text:c="4"/>zoom: 1;</text:p>
      <text:p text:style-name="P15"><text:s text:c="4"/>border-radius: 3px;</text:p>
      <text:p text:style-name="P15"><text:s text:c="4"/>box-sizing: border-box;</text:p>
      <text:p text:style-name="P15"><text:s text:c="4"/>box-shadow: 0 -1px 0 rgba(255,255,255,0.1) inset;</text:p>
      <text:p text:style-name="P15">}</text:p>
      <text:p text:style-name="P15">.authorBlock{border-top:1px solid #cc0000;}</text:p>
      <text:p text:style-name="P15">&lt;/style&gt;</text:p>
      <text:p text:style-name="P14"/>
      <text:p text:style-name="P14"/>
      <text:p text:style-name="P16"><text:span text:style-name="T10">3) Here Blow we add script it's main part of demo. So read carefully.</text:span></text:p>
      <text:p text:style-name="P16"/>
      <text:p text:style-name="P16"><text:span text:style-name="T10">&lt;script type="text/javascript"&gt;</text:span></text:p>
      <text:p text:style-name="P17"><text:span text:style-name="T10"></text:span></text:p>
      <text:p text:style-name="P17"/>
      <text:p text:style-name="P17"><text:span text:style-name="T10">// </text:span><text:span text:style-name="T11">Define array for text of notification</text:span><text:span text:style-name="T10"><text:tab/></text:span></text:p>
      <text:p text:style-name="P16"><text:span text:style-name="T10">var blogs = [</text:span></text:p>
      <text:p text:style-name="P16"><text:span text:style-name="T10">["Space-O","www.spaceotechnologies.com"],</text:span></text:p>
      <text:p text:style-name="P16"><text:span text:style-name="T10">["Space-O","www.spaceotechnologies.com"],</text:span></text:p>
      <text:p text:style-name="P16"><text:span text:style-name="T10">["Space-O","www.spaceotechnologies.com"],</text:span></text:p>
      <text:p text:style-name="P16"><text:span text:style-name="T10">["Space-O","www.spaceotechnologies.com"],</text:span></text:p>
      <text:p text:style-name="P16"><text:span text:style-name="T10">["Space-O","www.spaceotechnologies.com"]</text:span></text:p>
      <text:p text:style-name="P16"><text:span text:style-name="T10">];</text:span></text:p>
      <text:p text:style-name="P16"><text:span text:style-name="T10"></text:span></text:p>
      <text:p text:style-name="P16"><text:span text:style-name="T10"></text:span></text:p>
      <text:p text:style-name="P16"><text:span text:style-name="T10">// </text:span><text:span text:style-name="T12">Below function is create for getting random text from array.</text:span></text:p>
      <text:p text:style-name="P16"><text:span text:style-name="T10">setTimeout(function(){ </text:span></text:p>
      <text:p text:style-name="P16"><text:span text:style-name="T10">var x = Math.floor((Math.random() * 5) + 1);</text:span></text:p>
      <text:p text:style-name="P16"><text:span text:style-name="T10">var title=blogs[x][0];</text:span></text:p>
      <text:p text:style-name="P16"><text:span text:style-name="T10">var desc='Most popular blogs.';</text:span></text:p>
      <text:p text:style-name="P16"><text:span text:style-name="T10">var url=blogs[x][1];</text:span></text:p>
      <text:p text:style-name="P16"><text:span text:style-name="T10">notifyBrowser(title,desc,url);</text:span></text:p>
      <text:p text:style-name="P16"><text:span text:style-name="T10">}, 200000);</text:span></text:p>
      <text:p text:style-name="P16"><text:span text:style-name="T10"></text:span></text:p>
      <text:p text:style-name="P16"><text:span text:style-name="T10"></text:span></text:p>
      <text:p text:style-name="P18"><text:span text:style-name="T10">// </text:span><text:span text:style-name="T13">Below <text:s/></text:span><text:span text:style-name="T10">addEventListene </text:span><text:span text:style-name="T13">is create notification on current screen</text:span></text:p>
      <text:p text:style-name="P16"><text:span text:style-name="T10">document.addEventListener('DOMContentLoaded', function () </text:span></text:p>
      <text:p text:style-name="P16"><text:span text:style-name="T10">{</text:span></text:p>
      <text:p text:style-name="P16"><text:span text:style-name="T10"><text:s text:c="4"/></text:span></text:p>
      <text:p text:style-name="P16"><text:span text:style-name="T10">if (Notification.permission !== "granted")</text:span></text:p>
      <text:p text:style-name="P16"><text:span text:style-name="T10">{</text:span></text:p>
      <text:p text:style-name="P16"><text:span text:style-name="T10">Notification.requestPermission();</text:span></text:p>
      <text:p text:style-name="P16"><text:span text:style-name="T10">}</text:span></text:p>
      <text:p text:style-name="P16"><text:span text:style-name="T10"></text:span></text:p>
      <text:p text:style-name="P16"><text:span text:style-name="T10">document.querySelector("#notificationlabel").addEventListener("click", function(e)</text:span></text:p>
      <text:p text:style-name="P16"><text:span text:style-name="T10">{</text:span></text:p>
      <text:p text:style-name="P16"><text:span text:style-name="T10">var x = Math.floor((Math.random() * 5) + 1);</text:span></text:p>
      <text:p text:style-name="P16"><text:span text:style-name="T10">var title=blogs[x][0];</text:span></text:p>
      <text:p text:style-name="P16"><text:span text:style-name="T10">var desc='Most popular blogs.';</text:span></text:p>
      <text:p text:style-name="P16"><text:span text:style-name="T10">var url=blogs[x][1];</text:span></text:p>
      <text:p text:style-name="P16"><text:span text:style-name="T10">notifyBrowser(title,desc,url);</text:span></text:p>
      <text:p text:style-name="P16"><text:span text:style-name="T10">e.preventDefault();</text:span></text:p>
      <text:p text:style-name="P16"><text:span text:style-name="T10">});</text:span></text:p>
      <text:p text:style-name="P16"><text:span text:style-name="T10"></text:span></text:p>
      <text:p text:style-name="P16"><text:span text:style-name="T10">});</text:span></text:p>
      <text:p text:style-name="P16"><text:span text:style-name="T10"></text:span></text:p>
      <text:p text:style-name="P16"><text:soft-page-break/><text:span text:style-name="T10">function notifyBrowser(title,desc,url) </text:span></text:p>
      <text:p text:style-name="P16"><text:span text:style-name="T10">{</text:span></text:p>
      <text:p text:style-name="P16"><text:span text:style-name="T10">if (!Notification) {</text:span></text:p>
      <text:p text:style-name="P16"><text:span text:style-name="T10">console.log('Desktop notifications not available in your browser..'); </text:span></text:p>
      <text:p text:style-name="P16"><text:span text:style-name="T10">return;</text:span></text:p>
      <text:p text:style-name="P16"><text:span text:style-name="T10">}</text:span></text:p>
      <text:p text:style-name="P16"><text:span text:style-name="T10">if (Notification.permission !== "granted")</text:span></text:p>
      <text:p text:style-name="P16"><text:span text:style-name="T10">{</text:span></text:p>
      <text:p text:style-name="P16"><text:span text:style-name="T10">Notification.requestPermission();</text:span></text:p>
      <text:p text:style-name="P16"><text:span text:style-name="T10">}</text:span></text:p>
      <text:p text:style-name="P16"><text:span text:style-name="T10">else {</text:span></text:p>
      <text:p text:style-name="P16"><text:span text:style-name="T10">var notification = new Notification(title, {</text:span></text:p>
      <text:p text:style-name="P16"><text:span text:style-name="T10">icon:'http://www.freelogovectors.net/wp-content/uploads/2015/06/gold-fish-icon.png',</text:span></text:p>
      <text:p text:style-name="P16"><text:span text:style-name="T10">body: desc,</text:span></text:p>
      <text:p text:style-name="P16"><text:span text:style-name="T10">});</text:span></text:p>
      <text:p text:style-name="P16"><text:span text:style-name="T10"></text:span></text:p>
      <text:p text:style-name="P16"><text:span text:style-name="T10">// Remove the notification from Notification Center when clicked.</text:span></text:p>
      <text:p text:style-name="P16"><text:span text:style-name="T10">notification.onclick = function () {</text:span></text:p>
      <text:p text:style-name="P16"><text:span text:style-name="T10">window.open(url); <text:s text:c="5"/></text:span></text:p>
      <text:p text:style-name="P16"><text:span text:style-name="T10">};</text:span></text:p>
      <text:p text:style-name="P16"><text:span text:style-name="T10"></text:span></text:p>
      <text:p text:style-name="P16"><text:span text:style-name="T10">// Callback function when the notification is closed.</text:span></text:p>
      <text:p text:style-name="P16"><text:span text:style-name="T10">notification.onclose = function () {</text:span></text:p>
      <text:p text:style-name="P16"><text:span text:style-name="T10">console.log('Closed notification popup');</text:span></text:p>
      <text:p text:style-name="P16"><text:span text:style-name="T10">};</text:span></text:p>
      <text:p text:style-name="P16"><text:span text:style-name="T10"></text:span></text:p>
      <text:p text:style-name="P16"><text:span text:style-name="T10">}</text:span></text:p>
      <text:p text:style-name="P16"><text:span text:style-name="T10">}</text:span></text:p>
      <text:p text:style-name="P16"><text:span text:style-name="T10"></text:span></text:p>
      <text:p text:style-name="P16"><text:span text:style-name="T10"></text:span></text:p>
      <text:p text:style-name="P16"><text:span text:style-name="T10">&lt;/script&gt;</text:span></text:p>
      <text:p text:style-name="P16"/>
      <text:p text:style-name="P16"/>
      <text:p text:style-name="P16"/>
      <text:p text:style-name="P21">&gt;&gt;&gt;&gt; Below add whole code of demo</text:p>
      <text:p text:style-name="P21"/>
      <text:p text:style-name="P21"/>
      <text:p text:style-name="P21"/>
      <text:p text:style-name="P19">&lt;!DOCTYPE html&gt;</text:p>
      <text:p text:style-name="P19">&lt;html&gt;</text:p>
      <text:p text:style-name="P19">&lt;head&gt;</text:p>
      <text:p text:style-name="P19">&lt;title&gt;Space-O Notification&lt;/title&gt;</text:p>
      <text:p text:style-name="P19"></text:p>
      <text:p text:style-name="P19">&lt;script type="text/javascript"&gt;</text:p>
      <text:p text:style-name="P19"></text:p>
      <text:p text:style-name="P19">var blogs = [</text:p>
      <text:p text:style-name="P19">["Space-O","www.spaceotechnologies.com"],</text:p>
      <text:p text:style-name="P19">["Space-O","www.spaceotechnologies.com"],</text:p>
      <text:p text:style-name="P19">["Space-O","www.spaceotechnologies.com"],</text:p>
      <text:p text:style-name="P19">["Space-O","www.spaceotechnologies.com"],</text:p>
      <text:p text:style-name="P19">["Space-O","www.spaceotechnologies.com"]</text:p>
      <text:p text:style-name="P19">];</text:p>
      <text:p text:style-name="P19"></text:p>
      <text:p text:style-name="P19"></text:p>
      <text:p text:style-name="P19">setTimeout(function(){ </text:p>
      <text:p text:style-name="P19">var x = Math.floor((Math.random() * 5) + 1);</text:p>
      <text:p text:style-name="P19"><text:soft-page-break/>var title=blogs[x][0];</text:p>
      <text:p text:style-name="P19">var desc='Most popular blogs.';</text:p>
      <text:p text:style-name="P19">var url=blogs[x][1];</text:p>
      <text:p text:style-name="P19">notifyBrowser(title,desc,url);</text:p>
      <text:p text:style-name="P19">}, 200000);</text:p>
      <text:p text:style-name="P19"></text:p>
      <text:p text:style-name="P19"></text:p>
      <text:p text:style-name="P19"></text:p>
      <text:p text:style-name="P19">document.addEventListener('DOMContentLoaded', function () </text:p>
      <text:p text:style-name="P19">{</text:p>
      <text:p text:style-name="P19"><text:s text:c="4"/></text:p>
      <text:p text:style-name="P19">if (Notification.permission !== "granted")</text:p>
      <text:p text:style-name="P19">{</text:p>
      <text:p text:style-name="P19">Notification.requestPermission();</text:p>
      <text:p text:style-name="P19">}</text:p>
      <text:p text:style-name="P19"></text:p>
      <text:p text:style-name="P19">document.querySelector("#notificationlabel").addEventListener("click", function(e)</text:p>
      <text:p text:style-name="P19">{</text:p>
      <text:p text:style-name="P19">var x = Math.floor((Math.random() * 5) + 1);</text:p>
      <text:p text:style-name="P19">var title=blogs[x][0];</text:p>
      <text:p text:style-name="P19">var desc='Most popular blogs.';</text:p>
      <text:p text:style-name="P19">var url=blogs[x][1];</text:p>
      <text:p text:style-name="P19">notifyBrowser(title,desc,url);</text:p>
      <text:p text:style-name="P19">e.preventDefault();</text:p>
      <text:p text:style-name="P19">});</text:p>
      <text:p text:style-name="P19"></text:p>
      <text:p text:style-name="P19">});</text:p>
      <text:p text:style-name="P19"></text:p>
      <text:p text:style-name="P19">function notifyBrowser(title,desc,url) </text:p>
      <text:p text:style-name="P19">{</text:p>
      <text:p text:style-name="P19">if (!Notification) {</text:p>
      <text:p text:style-name="P19">console.log('Desktop notifications not available in your browser..'); </text:p>
      <text:p text:style-name="P19">return;</text:p>
      <text:p text:style-name="P19">}</text:p>
      <text:p text:style-name="P19">if (Notification.permission !== "granted")</text:p>
      <text:p text:style-name="P19">{</text:p>
      <text:p text:style-name="P19">Notification.requestPermission();</text:p>
      <text:p text:style-name="P19">}</text:p>
      <text:p text:style-name="P19">else {</text:p>
      <text:p text:style-name="P19">var notification = new Notification(title, {</text:p>
      <text:p text:style-name="P19">icon:'http://www.freelogovectors.net/wp-content/uploads/2015/06/gold-fish-icon.png',</text:p>
      <text:p text:style-name="P19">body: desc,</text:p>
      <text:p text:style-name="P19">});</text:p>
      <text:p text:style-name="P19"></text:p>
      <text:p text:style-name="P19">// Remove the notification from Notification Center when clicked.</text:p>
      <text:p text:style-name="P19">notification.onclick = function () {</text:p>
      <text:p text:style-name="P19">window.open(url); <text:s text:c="5"/></text:p>
      <text:p text:style-name="P19">};</text:p>
      <text:p text:style-name="P19"></text:p>
      <text:p text:style-name="P19">// Callback function when the notification is closed.</text:p>
      <text:p text:style-name="P19">notification.onclose = function () {</text:p>
      <text:p text:style-name="P19">console.log('Closed notification popup');</text:p>
      <text:p text:style-name="P19">};</text:p>
      <text:p text:style-name="P19"></text:p>
      <text:p text:style-name="P19">}</text:p>
      <text:p text:style-name="P19"><text:soft-page-break/>}</text:p>
      <text:p text:style-name="P19"></text:p>
      <text:p text:style-name="P19"></text:p>
      <text:p text:style-name="P19">&lt;/script&gt;</text:p>
      <text:p text:style-name="P19"></text:p>
      <text:p text:style-name="P19"></text:p>
      <text:p text:style-name="P19"></text:p>
      <text:p text:style-name="P19">&lt;style type="text/css"&gt;</text:p>
      <text:p text:style-name="P19">.hover{background-color: #cc0000}</text:p>
      <text:p text:style-name="P19"><text:s/>#container{ margin:0px auto; width: 800px} </text:p>
      <text:p text:style-name="P19">.button {</text:p>
      <text:p text:style-name="P19"><text:s/>font-weight: bold;</text:p>
      <text:p text:style-name="P19"><text:s text:c="4"/>padding: 7px 9px;</text:p>
      <text:p text:style-name="P19"><text:s text:c="4"/>background-color: #5fcf80;</text:p>
      <text:p text:style-name="P19"><text:s text:c="4"/>color: #fff !important;</text:p>
      <text:p text:style-name="P19"><text:s text:c="4"/>font-size: 12px;</text:p>
      <text:p text:style-name="P19"><text:s text:c="4"/>font-family: "Helvetica Neue",Helvetica,Arial,sans-serif;</text:p>
      <text:p text:style-name="P19"><text:s text:c="4"/>cursor: pointer;</text:p>
      <text:p text:style-name="P19"><text:s text:c="4"/>text-decoration: none;</text:p>
      <text:p text:style-name="P19"><text:s text:c="4"/>text-shadow: 0 1px 0px rgba(0,0,0,0.15);</text:p>
      <text:p text:style-name="P19"><text:s text:c="4"/>border-width: 1px 1px 3px !important;</text:p>
      <text:p text:style-name="P19"><text:s text:c="4"/>border-style: solid;</text:p>
      <text:p text:style-name="P19"><text:s text:c="4"/>border-color: #3ac162;</text:p>
      <text:p text:style-name="P19"><text:s text:c="4"/>white-space: nowrap;</text:p>
      <text:p text:style-name="P19"><text:s text:c="4"/>overflow: hidden;</text:p>
      <text:p text:style-name="P19"><text:s text:c="4"/>text-overflow: ellipsis;</text:p>
      <text:p text:style-name="P19"><text:s text:c="4"/>display: -moz-inline-stack;</text:p>
      <text:p text:style-name="P19"><text:s text:c="4"/>display: inline-block;</text:p>
      <text:p text:style-name="P19"><text:s text:c="4"/>vertical-align: middle;</text:p>
      <text:p text:style-name="P19"><text:s text:c="4"/>zoom: 1;</text:p>
      <text:p text:style-name="P19"><text:s text:c="4"/>border-radius: 3px;</text:p>
      <text:p text:style-name="P19"><text:s text:c="4"/>box-sizing: border-box;</text:p>
      <text:p text:style-name="P19"><text:s text:c="4"/>box-shadow: 0 -1px 0 rgba(255,255,255,0.1) inset;</text:p>
      <text:p text:style-name="P19">}</text:p>
      <text:p text:style-name="P19">.authorBlock{border-top:1px solid #cc0000;}</text:p>
      <text:p text:style-name="P19">&lt;/style&gt;</text:p>
      <text:p text:style-name="P19">&lt;/head&gt;</text:p>
      <text:p text:style-name="P19">&lt;body&gt;</text:p>
      <text:p text:style-name="P19">&lt;div id="container"&gt;</text:p>
      <text:p text:style-name="P19">&lt;h1&gt;Space-O Browser notification demo&lt;/h1&gt; <text:s/></text:p>
      <text:p text:style-name="P19"></text:p>
      <text:p text:style-name="P19">&lt;h4&gt;Generate Notification with tap on Notification&lt;/h4&gt;</text:p>
      <text:p text:style-name="P19">&lt;a href="#" <text:s/>id="notificationlabel" class="button"&gt;Notification&lt;/a&gt;</text:p>
      <text:p text:style-name="P19">&lt;/div&gt;</text:p>
      <text:p text:style-name="P19"></text:p>
      <text:p text:style-name="P19"></text:p>
      <text:p text:style-name="P19">&lt;/body&gt;</text:p>
      <text:p text:style-name="P19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5:24:38.401602484</dc:date>
    <meta:editing-duration>PT4H49M</meta:editing-duration>
    <meta:editing-cycles>112</meta:editing-cycles>
    <meta:generator>LibreOffice/4.2.8.2$Linux_X86_64 LibreOffice_project/420m0$Build-2</meta:generator>
    <meta:document-statistic meta:table-count="0" meta:image-count="0" meta:object-count="0" meta:page-count="5" meta:paragraph-count="241" meta:word-count="576" meta:character-count="5891" meta:non-whitespace-character-count="5083"/>
  </office:meta>
</office:document-meta>
</file>